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PT_Astra_Serif_3.ttf" manifest:media-type="application/x-font-ttf"/>
  <manifest:file-entry manifest:full-path="Fonts/Font_Cascadia_Mono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4.ttf" manifest:media-type="application/x-font-ttf"/>
  <manifest:file-entry manifest:full-path="Fonts/Font_Source_Code_Pro_Semibold_1.ttf" manifest:media-type="application/x-font-ttf"/>
  <manifest:file-entry manifest:full-path="Fonts/Font_Tahoma_1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>
      <svg:font-face-src>
        <svg:font-face-uri xlink:href="Fonts/Font_Cascadia_Mono_1.ttf" xlink:type="simple" loext:font-style="normal" loext:font-weight="normal">
          <svg:font-face-format svg:string="truetype"/>
        </svg:font-face-uri>
      </svg:font-face-src>
    </style:font-face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>
      <svg:font-face-src>
        <svg:font-face-uri xlink:href="Fonts/Font_Source_Code_Pro_Semibold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 style:font-family-generic="system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</svg:font-face-src>
    </style:font-face>
    <style:font-face style:name="URW Gothic L" svg:font-family="'URW Gothic L'" style:font-adornments="Обычный" style:font-family-generic="swiss" style:font-pitch="variable"/>
  </office:font-face-decls>
  <office:automatic-styles>
    <style:style style:name="Таблица18" style:family="table">
      <style:table-properties style:width="16.9cm" fo:margin-left="-0.199cm" table:align="left" style:writing-mode="lr-tb"/>
    </style:style>
    <style:style style:name="Таблица18.A" style:family="table-column">
      <style:table-column-properties style:column-width="2.374cm"/>
    </style:style>
    <style:style style:name="Таблица18.B" style:family="table-column">
      <style:table-column-properties style:column-width="6.463cm"/>
    </style:style>
    <style:style style:name="Таблица18.C" style:family="table-column">
      <style:table-column-properties style:column-width="8.063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8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paragraph-rsid="00965ec2"/>
    </style:style>
    <style:style style:name="P4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style:paragraph-properties fo:line-height="100%"/>
    </style:style>
    <style:style style:name="P9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2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b09864" officeooo:paragraph-rsid="00b09864" style:font-size-asian="16pt" style:font-size-complex="16pt"/>
    </style:style>
    <style:style style:name="P13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4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5" style:family="paragraph" style:parent-style-name="Заголовок_20_1_20_титул">
      <style:text-properties officeooo:rsid="00b09864" officeooo:paragraph-rsid="00b09864"/>
    </style:style>
    <style:style style:name="P16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b404d4" officeooo:paragraph-rsid="00b404d4"/>
    </style:style>
    <style:style style:name="P1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9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20" style:family="paragraph" style:parent-style-name="Мой_20_код">
      <loext:graphic-properties draw:fill="solid" draw:fill-color="#282a36" draw:opacity="100%"/>
      <style:paragraph-properties ch2_options="{'Style': 'dracula', 'Language': 'C++', 'UseCharStyles': 1, 'LineNumberRatio': 100, 'LineNumberStart': 1, 'MasterCharStyle': '', 'ShowLineNumbers': 1, 'ColourizeBackground': 1, 'LineNumberSeparator': '  ', 'LineNumberPaddingSymbol': '', 'StoreOptionsWithSnippet': 1}" fo:background-color="#282a36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21" style:family="paragraph" style:parent-style-name="Heading_20_2">
      <style:paragraph-properties fo:break-before="page"/>
      <style:text-properties officeooo:paragraph-rsid="00b09864"/>
    </style:style>
    <style:style style:name="P22" style:family="paragraph" style:parent-style-name="Heading_20_2">
      <style:text-properties officeooo:paragraph-rsid="00b09864"/>
    </style:style>
    <style:style style:name="P23" style:family="paragraph" style:parent-style-name="Heading_20_2">
      <style:text-properties officeooo:rsid="00b5c772" officeooo:paragraph-rsid="00b5c772"/>
    </style:style>
    <style:style style:name="P24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5" style:family="paragraph" style:parent-style-name="Text_20_body" style:list-style-name="WW8Num60"/>
    <style:style style:name="P26" style:family="paragraph" style:parent-style-name="Text_20_body">
      <style:text-properties officeooo:rsid="00b5c772" officeooo:paragraph-rsid="00b5c772"/>
    </style:style>
    <style:style style:name="P27" style:family="paragraph" style:parent-style-name="Вывод_20_текст_20_в_20_консоли">
      <style:text-properties officeooo:paragraph-rsid="00b5c772"/>
    </style:style>
    <style:style style:name="T1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3" style:family="text">
      <style:text-properties fo:font-variant="normal" fo:text-transform="none" fo:color="#000000" loext:opacity="100%" style:font-name="PT Astra Serif2" fo:font-size="20.7999992370605pt" fo:letter-spacing="normal" fo:language="en" fo:country="US" fo:font-style="normal" fo:font-weight="bold" officeooo:rsid="00965ec2" style:font-name-asian="Tahoma" style:font-size-asian="18.2000007629395pt" style:font-weight-asian="bold" style:font-name-complex="Lohit Devanagari1" style:font-size-complex="18.2000007629395pt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b1fbe7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28e42" style:font-weight-asian="bold" style:font-weight-complex="bold"/>
    </style:style>
    <style:style style:name="T8" style:family="text">
      <style:text-properties officeooo:rsid="00328e42"/>
    </style:style>
    <style:style style:name="T9" style:family="text">
      <style:text-properties officeooo:rsid="0039bf97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b404d4"/>
    </style:style>
    <style:style style:name="T12" style:family="text">
      <style:text-properties fo:language="ru" fo:country="RU" officeooo:rsid="005e1027"/>
    </style:style>
    <style:style style:name="T13" style:family="text">
      <style:text-properties fo:language="ru" fo:country="RU" officeooo:rsid="00b5c772"/>
    </style:style>
    <style:style style:name="T14" style:family="text">
      <style:text-properties officeooo:rsid="00160dc7"/>
    </style:style>
    <style:style style:name="T15" style:family="text">
      <style:text-properties officeooo:rsid="00b0986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39bf97" style:font-style-asian="normal" style:font-style-complex="normal"/>
    </style:style>
    <style:style style:name="T18" style:family="text">
      <style:text-properties fo:font-style="normal" officeooo:rsid="005e1027" style:font-style-asian="normal" style:font-style-complex="normal"/>
    </style:style>
    <style:style style:name="T19" style:family="text">
      <style:text-properties officeooo:rsid="00b404d4"/>
    </style:style>
    <style:style style:name="T20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1" style:family="text">
      <style:text-properties style:font-name="PT Astra Serif2" fo:font-size="18.3999996185303pt" fo:font-style="normal" fo:font-weight="bold" officeooo:rsid="0098faaa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22" style:family="text">
      <style:text-properties officeooo:rsid="00b5c772"/>
    </style:style>
    <style:style style:name="T23" style:family="text">
      <style:text-properties fo:color="#000000" loext:opacity="100%" style:font-name="Cascadia Mono" fo:font-size="9.5pt" style:font-size-asian="9.5pt" fo:background-color="#ffffff"/>
    </style:style>
    <style:style style:name="T24" style:family="text">
      <style:text-properties fo:color="#6272a4" loext:opacity="100%" fo:font-size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4">Министерство образования, науки и молодежной политики</text:p>
      <text:p text:style-name="P4">Краснодарского <text:s/>края</text:p>
      <text:p text:style-name="P9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"/></text:span></text:p>
      <text:p text:style-name="P1"/>
      <text:p text:style-name="P1"/>
      <text:p text:style-name="P10"/>
      <text:p text:style-name="P12">СИСТЕМНОЕ ПРОГРАММИРОВАНИЕ</text:p>
      <text:p text:style-name="P11"/>
      <text:p text:style-name="P11"/>
      <text:p text:style-name="P13">ЛАБОРАТОРНАЯ РАБОТА №<text:span text:style-name="T5">5</text:span></text:p>
      <text:p text:style-name="P2">по теме:</text:p>
      <text:p text:style-name="P15"><text:span text:style-name="T3">Д</text:span><text:span text:style-name="T2">инамические массивы</text:span></text:p>
      <text:p text:style-name="P3"/>
      <text:p text:style-name="P3"/>
      <text:p text:style-name="P6"><text:span text:style-name="T6">Выполн</text:span><text:span text:style-name="T7">ил:</text:span><text:span text:style-name="T8"> </text:span></text:p>
      <text:p text:style-name="P6"><text:span text:style-name="T9">студент ЕПК,</text:span> <text:span text:style-name="T9">группа</text:span> <text:span text:style-name="T11">И-31</text:span></text:p>
      <text:p text:style-name="P16">Сафронов Данил</text:p>
      <text:p text:style-name="P17"/>
      <text:p text:style-name="P18"><text:span text:style-name="T9">Проверил</text:span>:</text:p>
      <text:p text:style-name="P7"><text:span text:style-name="T9">преподаватель</text:span><text:span text:style-name="T14"> </text:span><text:span text:style-name="T15">специальных </text:span><text:span text:style-name="T12">дисциплины</text:span></text:p>
      <text:p text:style-name="P14">Фомин А. Т.</text:p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19"><text:span text:style-name="Emphasis"/></text:p>
      <text:p text:style-name="P5">Ейск <text:span text:style-name="Emphasis"><text:span text:style-name="T16">20</text:span></text:span><text:span text:style-name="Emphasis"><text:span text:style-name="T17">2</text:span></text:span><text:span text:style-name="Emphasis"><text:span text:style-name="T18">4</text:span></text:span></text:p>
      <text:h text:style-name="P21" text:outline-level="2">1 Цель работы:</text:h>
      <text:p text:style-name="Text_20_body"><text:tab/>Получить практические навыки выделения, перераспределения и освобождение памяти при работе с динамическими массивами</text:p>
      <text:h text:style-name="P22" text:outline-level="2"><text:span text:style-name="T19">2 </text:span>Постановка задачи</text:h>
      <text:list text:style-name="WW8Num60">
        <text:list-item>
          <text:p text:style-name="P25">Сформировать динамический одномерный массив, заполнить его случайными числами и вывести на печать.</text:p>
        </text:list-item>
        <text:list-item>
          <text:p text:style-name="P25">Выполнить указанное в варианте задание и вывести полученный массив на печать.</text:p>
        </text:list-item>
        <text:list-item>
          <text:p text:style-name="P25">Сформировать динамический двумерный массив, заполнить его случайными числами и вывести на печать.</text:p>
        </text:list-item>
        <text:list-item>
          <text:p text:style-name="P25">Выполнить указанное в варианте задание и вывести полученный массив на печать.</text:p>
        </text:list-item>
      </text:list>
      <text:h text:style-name="P22" text:outline-level="2"><text:span text:style-name="T19">3</text:span> Варианты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 table:style-name="Таблица18.1">
          <table:table-cell table:style-name="Таблица18.A1" office:value-type="string">
            <text:p text:style-name="Text_20_body">№ варианта</text:p>
          </table:table-cell>
          <table:table-cell table:style-name="Таблица18.A1" office:value-type="string">
            <text:p text:style-name="Text_20_body">Одномерный массив</text:p>
          </table:table-cell>
          <table:table-cell table:style-name="Таблица18.C1" office:value-type="string">
            <text:p text:style-name="Text_20_body">Двумерный массив</text:p>
          </table:table-cell>
        </table:table-row>
        <table:table-row table:style-name="Таблица18.1">
          <table:table-cell table:style-name="Таблица18.A1" office:value-type="string">
            <text:p text:style-name="Text_20_body">17</text:p>
          </table:table-cell>
          <table:table-cell table:style-name="Таблица18.A1" office:value-type="string">
            <text:p text:style-name="Text_20_body">Добавить после каждого четного элемента элемент со значением 0</text:p>
          </table:table-cell>
          <table:table-cell table:style-name="Таблица18.C1" office:value-type="string">
            <text:p text:style-name="Text_20_body">Удалить все строки, в которых есть хотя бы один нулевой элемент </text:p>
          </table:table-cell>
        </table:table-row>
      </table:table>
      <text:h text:style-name="P23" text:outline-level="2"><text:span text:style-name="T20">4 </text:span><text:span text:style-name="T21">П</text:span><text:span text:style-name="T20">рограммный код</text:span></text:h>
      <text:p text:style-name="Листинг">Листинг 1. <text:span text:style-name="T4">Arrays.cpp</text:span></text:p>
      <text:p text:style-name="P20"><text:span text:style-name="ch2_5f_dracula.Comment.Preproc"><text:span text:style-name="T24"><text:s/>1 <text:s/></text:span></text:span><text:span text:style-name="ch2_5f_dracula.Comment.Preproc">#include</text:span><text:span text:style-name="ch2_5f_dracula.Text.Whitespace"> </text:span><text:span text:style-name="ch2_5f_dracula.Comment.PreprocFile">&lt;iostream&gt;</text:span></text:p>
      <text:p text:style-name="P20"><text:span text:style-name="ch2_5f_dracula.Comment.Preproc"><text:span text:style-name="T24"><text:s/>2 <text:s/></text:span></text:span><text:span text:style-name="ch2_5f_dracula.Comment.Preproc">#include</text:span><text:span text:style-name="ch2_5f_dracula.Text.Whitespace"> </text:span><text:span text:style-name="ch2_5f_dracula.Comment.PreprocFile">&lt;random&gt;</text:span></text:p>
      <text:p text:style-name="P20"><text:span text:style-name="ch2_5f_dracula.Comment.Preproc"><text:span text:style-name="T24"><text:s/>3 <text:s/></text:span></text:span><text:span text:style-name="ch2_5f_dracula.Comment.Preproc">#include</text:span><text:span text:style-name="ch2_5f_dracula.Text.Whitespace"> </text:span><text:span text:style-name="ch2_5f_dracula.Comment.PreprocFile">&lt;iomanip&gt;</text:span></text:p>
      <text:p text:style-name="P20"><text:span text:style-name="ch2_5f_dracula.Comment.Preproc"><text:span text:style-name="T24"><text:s/>4 <text:s/></text:span></text:span><text:span text:style-name="ch2_5f_dracula.Comment.Preproc">#include</text:span><text:span text:style-name="ch2_5f_dracula.Text.Whitespace"> </text:span><text:span text:style-name="ch2_5f_dracula.Comment.PreprocFile">"Arrays.h"</text:span></text:p>
      <text:p text:style-name="P20"><text:span text:style-name="ch2_5f_dracula.Text.Whitespace"><text:span text:style-name="T24"><text:s/>5 <text:s/></text:span></text:span></text:p>
      <text:p text:style-name="P20"><text:span text:style-name="ch2_5f_dracula.Text.Whitespace"><text:span text:style-name="T24"><text:s/>6 <text:s/></text:span></text:span><text:span text:style-name="ch2_5f_dracula.Keyword">using</text:span><text:span text:style-name="ch2_5f_dracula.Text.Whitespace"> </text:span><text:span text:style-name="ch2_5f_dracula.Keyword">namespace</text:span><text:span text:style-name="ch2_5f_dracula.Text.Whitespace"> </text:span><text:span text:style-name="ch2_5f_dracula.Name.Namespace">std</text:span><text:span text:style-name="ch2_5f_dracula.Punctuation">;</text:span></text:p>
      <text:p text:style-name="P20"><text:span text:style-name="ch2_5f_dracula.Text.Whitespace"><text:span text:style-name="T24"><text:s/>7 <text:s/></text:span></text:span></text:p>
      <text:p text:style-name="P20"><text:span text:style-name="ch2_5f_dracula.Text.Whitespace"><text:span text:style-name="T24"><text:s/>8 <text:s/></text:span></text:span><text:span text:style-name="ch2_5f_dracula.Keyword.Type">void</text:span><text:span text:style-name="ch2_5f_dracula.Text.Whitespace"> </text:span><text:span text:style-name="ch2_5f_dracula.Name.Function">Arrays::MyArray</text:span><text:span text:style-name="ch2_5f_dracula.Punctuation">(</text:span><text:span text:style-name="ch2_5f_dracula.Keyword.Type">int</text:span><text:span text:style-name="ch2_5f_dracula.Operator">*</text:span><text:span text:style-name="ch2_5f_dracula.Text.Whitespace"> </text:span><text:span text:style-name="ch2_5f_dracula.Name">mas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<text:s/>9 <text:s/></text:span></text:span><text:span text:style-name="ch2_5f_dracula.Text.Whitespace"><text:tab/></text:span><text:span text:style-name="ch2_5f_dracula.Name">random_device</text:span><text:span text:style-name="ch2_5f_dracula.Text.Whitespace"> </text:span><text:span text:style-name="ch2_5f_dracula.Name">r</text:span><text:span text:style-name="ch2_5f_dracula.Punctuation">;</text:span></text:p>
      <text:p text:style-name="P20"><text:span text:style-name="ch2_5f_dracula.Text.Whitespace"><text:span text:style-name="T24">10 <text:s/></text:span></text:span><text:span text:style-name="ch2_5f_dracula.Text.Whitespace"><text:tab/></text:span><text:span text:style-name="ch2_5f_dracula.Name">default_random_engine</text:span><text:span text:style-name="ch2_5f_dracula.Text.Whitespace"> </text:span><text:span text:style-name="ch2_5f_dracula.Name">e</text:span><text:span text:style-name="ch2_5f_dracula.Punctuation">(</text:span><text:span text:style-name="ch2_5f_dracula.Name">r</text:span><text:span text:style-name="ch2_5f_dracula.Punctuation">());</text:span></text:p>
      <text:p text:style-name="P20"><text:soft-page-break/><text:span text:style-name="ch2_5f_dracula.Text.Whitespace"><text:span text:style-name="T24">11 <text:s/></text:span></text:span><text:span text:style-name="ch2_5f_dracula.Text.Whitespace"><text:tab/></text:span><text:span text:style-name="ch2_5f_dracula.Name">uniform_int_distribution</text:span><text:span text:style-name="ch2_5f_dracula.Operator">&lt;</text:span><text:span text:style-name="ch2_5f_dracula.Keyword.Type">int</text:span><text:span text:style-name="ch2_5f_dracula.Operator">&gt;</text:span><text:span text:style-name="ch2_5f_dracula.Text.Whitespace"> </text:span><text:span text:style-name="ch2_5f_dracula.Name">dist</text:span><text:span text:style-name="ch2_5f_dracula.Punctuation">(</text:span><text:span text:style-name="ch2_5f_dracula.Literal.Number.Integer">10</text:span><text:span text:style-name="ch2_5f_dracula.Punctuation">,</text:span><text:span text:style-name="ch2_5f_dracula.Literal.Number.Integer">99</text:span><text:span text:style-name="ch2_5f_dracula.Punctuation">);</text:span></text:p>
      <text:p text:style-name="P20"><text:span text:style-name="ch2_5f_dracula.Text.Whitespace"><text:span text:style-name="T24">12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13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14 <text:s/></text:span></text:span><text:span text:style-name="ch2_5f_dracula.Text.Whitespace"><text:tab/><text:tab/></text:span><text:span text:style-name="ch2_5f_dracula.Name">mas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=</text:span><text:span text:style-name="ch2_5f_dracula.Text.Whitespace"> </text:span><text:span text:style-name="ch2_5f_dracula.Name">dist</text:span><text:span text:style-name="ch2_5f_dracula.Punctuation">(</text:span><text:span text:style-name="ch2_5f_dracula.Name">e</text:span><text:span text:style-name="ch2_5f_dracula.Punctuation">);</text:span></text:p>
      <text:p text:style-name="P20"><text:span text:style-name="ch2_5f_dracula.Text.Whitespace"><text:span text:style-name="T24">15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mas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setw</text:span><text:span text:style-name="ch2_5f_dracula.Punctuation">(</text:span><text:span text:style-name="ch2_5f_dracula.Literal.Number.Integer">4</text:span><text:span text:style-name="ch2_5f_dracula.Punctuation">);</text:span></text:p>
      <text:p text:style-name="P20"><text:span text:style-name="ch2_5f_dracula.Text.Whitespace"><text:span text:style-name="T24">16 <text:s/></text:span></text:span><text:span text:style-name="ch2_5f_dracula.Text.Whitespace"><text:tab/></text:span><text:span text:style-name="ch2_5f_dracula.Punctuation">}</text:span></text:p>
      <text:p text:style-name="P20"><text:span text:style-name="ch2_5f_dracula.Text.Whitespace"><text:span text:style-name="T24">17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18 <text:s/></text:span></text:span><text:span text:style-name="ch2_5f_dracula.Text.Whitespace"><text:tab/></text:span><text:span text:style-name="ch2_5f_dracula.Keyword">delete</text:span><text:span text:style-name="ch2_5f_dracula.Punctuation">[]</text:span><text:span text:style-name="ch2_5f_dracula.Text.Whitespace"> </text:span><text:span text:style-name="ch2_5f_dracula.Name">mas</text:span><text:span text:style-name="ch2_5f_dracula.Punctuation">;</text:span></text:p>
      <text:p text:style-name="P20"><text:span text:style-name="ch2_5f_dracula.Punctuation"><text:span text:style-name="T24">19 <text:s/></text:span></text:span><text:span text:style-name="ch2_5f_dracula.Punctuation">}</text:span></text:p>
      <text:p text:style-name="P20"><text:span text:style-name="ch2_5f_dracula.Text.Whitespace"><text:span text:style-name="T24">20 <text:s/></text:span></text:span></text:p>
      <text:p text:style-name="P20"><text:span text:style-name="ch2_5f_dracula.Text.Whitespace"><text:span text:style-name="T24">21 <text:s/></text:span></text:span><text:span text:style-name="ch2_5f_dracula.Keyword.Type">void</text:span><text:span text:style-name="ch2_5f_dracula.Text.Whitespace"> </text:span><text:span text:style-name="ch2_5f_dracula.Name.Function">Arrays::Matrix</text:span><text:span text:style-name="ch2_5f_dracula.Punctuation">(</text:span><text:span text:style-name="ch2_5f_dracula.Keyword.Type">int</text:span><text:span text:style-name="ch2_5f_dracula.Operator">**</text:span><text:span text:style-name="ch2_5f_dracula.Text.Whitespace"> </text:span><text:span text:style-name="ch2_5f_dracula.Name">matrix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1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2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22 <text:s/></text:span></text:span><text:span text:style-name="ch2_5f_dracula.Text.Whitespace"><text:tab/></text:span><text:span text:style-name="ch2_5f_dracula.Name">random_device</text:span><text:span text:style-name="ch2_5f_dracula.Text.Whitespace"> </text:span><text:span text:style-name="ch2_5f_dracula.Name">r</text:span><text:span text:style-name="ch2_5f_dracula.Punctuation">;</text:span></text:p>
      <text:p text:style-name="P20"><text:span text:style-name="ch2_5f_dracula.Text.Whitespace"><text:span text:style-name="T24">23 <text:s/></text:span></text:span><text:span text:style-name="ch2_5f_dracula.Text.Whitespace"><text:tab/></text:span><text:span text:style-name="ch2_5f_dracula.Name">default_random_engine</text:span><text:span text:style-name="ch2_5f_dracula.Text.Whitespace"> </text:span><text:span text:style-name="ch2_5f_dracula.Name">e</text:span><text:span text:style-name="ch2_5f_dracula.Punctuation">(</text:span><text:span text:style-name="ch2_5f_dracula.Name">r</text:span><text:span text:style-name="ch2_5f_dracula.Punctuation">());</text:span></text:p>
      <text:p text:style-name="P20"><text:span text:style-name="ch2_5f_dracula.Text.Whitespace"><text:span text:style-name="T24">24 <text:s/></text:span></text:span><text:span text:style-name="ch2_5f_dracula.Text.Whitespace"><text:tab/></text:span><text:span text:style-name="ch2_5f_dracula.Name">uniform_int_distribution</text:span><text:span text:style-name="ch2_5f_dracula.Operator">&lt;</text:span><text:span text:style-name="ch2_5f_dracula.Keyword.Type">int</text:span><text:span text:style-name="ch2_5f_dracula.Operator">&gt;</text:span><text:span text:style-name="ch2_5f_dracula.Text.Whitespace"> </text:span><text:span text:style-name="ch2_5f_dracula.Name">dist</text:span><text:span text:style-name="ch2_5f_dracula.Punctuation">(</text:span><text:span text:style-name="ch2_5f_dracula.Literal.Number.Integer">10</text:span><text:span text:style-name="ch2_5f_dracula.Punctuation">,</text:span><text:span text:style-name="ch2_5f_dracula.Text.Whitespace"> </text:span><text:span text:style-name="ch2_5f_dracula.Literal.Number.Integer">99</text:span><text:span text:style-name="ch2_5f_dracula.Punctuation">);</text:span></text:p>
      <text:p text:style-name="P20"><text:span text:style-name="ch2_5f_dracula.Text.Whitespace"><text:span text:style-name="T24">25 <text:s/></text:span></text:span></text:p>
      <text:p text:style-name="P20"><text:span text:style-name="ch2_5f_dracula.Text.Whitespace"><text:span text:style-name="T24">26 <text:s/></text:span></text:span><text:span text:style-name="ch2_5f_dracula.Text.Whitespace"><text:tab/></text:span></text:p>
      <text:p text:style-name="P20"><text:span text:style-name="ch2_5f_dracula.Text.Whitespace"><text:span text:style-name="T24">27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1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28 <text:s/></text:span></text:span><text:span text:style-name="ch2_5f_dracula.Text.Whitespace"><text:tab/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j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j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2</text:span><text:span text:style-name="ch2_5f_dracula.Punctuation">;</text:span><text:span text:style-name="ch2_5f_dracula.Text.Whitespace"> </text:span><text:span text:style-name="ch2_5f_dracula.Operator">++</text:span><text:span text:style-name="ch2_5f_dracula.Name">j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29 <text:s/></text:span></text:span><text:span text:style-name="ch2_5f_dracula.Text.Whitespace"><text:tab/><text:tab/><text:tab/></text:span><text:span text:style-name="ch2_5f_dracula.Name">matrix</text:span><text:span text:style-name="ch2_5f_dracula.Punctuation">[</text:span><text:span text:style-name="ch2_5f_dracula.Name">i</text:span><text:span text:style-name="ch2_5f_dracula.Punctuation">][</text:span><text:span text:style-name="ch2_5f_dracula.Name">j</text:span><text:span text:style-name="ch2_5f_dracula.Punctuation">]</text:span><text:span text:style-name="ch2_5f_dracula.Text.Whitespace"> </text:span><text:span text:style-name="ch2_5f_dracula.Operator">=</text:span><text:span text:style-name="ch2_5f_dracula.Text.Whitespace"> </text:span><text:span text:style-name="ch2_5f_dracula.Name">dist</text:span><text:span text:style-name="ch2_5f_dracula.Punctuation">(</text:span><text:span text:style-name="ch2_5f_dracula.Name">e</text:span><text:span text:style-name="ch2_5f_dracula.Punctuation">);</text:span></text:p>
      <text:p text:style-name="P20"><text:span text:style-name="ch2_5f_dracula.Text.Whitespace"><text:span text:style-name="T24">30 <text:s/></text:span></text:span><text:span text:style-name="ch2_5f_dracula.Text.Whitespace"><text:tab/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matrix</text:span><text:span text:style-name="ch2_5f_dracula.Punctuation">[</text:span><text:span text:style-name="ch2_5f_dracula.Name">i</text:span><text:span text:style-name="ch2_5f_dracula.Punctuation">][</text:span><text:span text:style-name="ch2_5f_dracula.Name">j</text:span><text:span text:style-name="ch2_5f_dracula.Punctuation">]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setw</text:span><text:span text:style-name="ch2_5f_dracula.Punctuation">(</text:span><text:span text:style-name="ch2_5f_dracula.Literal.Number.Integer">4</text:span><text:span text:style-name="ch2_5f_dracula.Punctuation">);</text:span></text:p>
      <text:p text:style-name="P20"><text:span text:style-name="ch2_5f_dracula.Text.Whitespace"><text:span text:style-name="T24">31 <text:s/></text:span></text:span><text:span text:style-name="ch2_5f_dracula.Text.Whitespace"><text:tab/><text:tab/></text:span><text:span text:style-name="ch2_5f_dracula.Punctuation">}</text:span></text:p>
      <text:p text:style-name="P20"><text:span text:style-name="ch2_5f_dracula.Text.Whitespace"><text:span text:style-name="T24">32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33 <text:s/></text:span></text:span><text:span text:style-name="ch2_5f_dracula.Text.Whitespace"><text:tab/></text:span><text:span text:style-name="ch2_5f_dracula.Punctuation">}</text:span></text:p>
      <text:p text:style-name="P20"><text:span text:style-name="ch2_5f_dracula.Text.Whitespace"><text:span text:style-name="T24">34 <text:s/></text:span></text:span></text:p>
      <text:p text:style-name="P20"><text:span text:style-name="ch2_5f_dracula.Text.Whitespace"><text:span text:style-name="T24">35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1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Keyword">delete</text:span><text:span text:style-name="ch2_5f_dracula.Punctuation">[]</text:span><text:span text:style-name="ch2_5f_dracula.Text.Whitespace"> </text:span><text:span text:style-name="ch2_5f_dracula.Name">matrix</text:span><text:span text:style-name="ch2_5f_dracula.Punctuation">[</text:span><text:span text:style-name="ch2_5f_dracula.Name">i</text:span><text:span text:style-name="ch2_5f_dracula.Punctuation">];</text:span></text:p>
      <text:p text:style-name="P20"><text:span text:style-name="ch2_5f_dracula.Text.Whitespace"><text:span text:style-name="T24">36 <text:s/></text:span></text:span><text:span text:style-name="ch2_5f_dracula.Text.Whitespace"><text:tab/></text:span><text:span text:style-name="ch2_5f_dracula.Keyword">delete</text:span><text:span text:style-name="ch2_5f_dracula.Punctuation">[]</text:span><text:span text:style-name="ch2_5f_dracula.Text.Whitespace"> </text:span><text:span text:style-name="ch2_5f_dracula.Name">matrix</text:span><text:span text:style-name="ch2_5f_dracula.Punctuation">;</text:span></text:p>
      <text:p text:style-name="P20"><text:span text:style-name="ch2_5f_dracula.Punctuation"><text:span text:style-name="T24">37 <text:s/></text:span></text:span><text:span text:style-name="ch2_5f_dracula.Punctuation">}</text:span></text:p>
      <text:p text:style-name="P20"><text:span text:style-name="ch2_5f_dracula.Text.Whitespace"><text:span text:style-name="T24">38 <text:s/></text:span></text:span></text:p>
      <text:p text:style-name="P20"><text:span text:style-name="ch2_5f_dracula.Text.Whitespace"><text:span text:style-name="T24">39 <text:s/></text:span></text:span><text:span text:style-name="ch2_5f_dracula.Keyword.Type">void</text:span><text:span text:style-name="ch2_5f_dracula.Text.Whitespace"> </text:span><text:span text:style-name="ch2_5f_dracula.Name.Function">Arrays::ArrayTask</text:span><text:span text:style-name="ch2_5f_dracula.Punctuation">(</text:span><text:span text:style-name="ch2_5f_dracula.Keyword.Type">int</text:span><text:span text:style-name="ch2_5f_dracula.Operator">*</text:span><text:span text:style-name="ch2_5f_dracula.Text.Whitespace"> </text:span><text:span text:style-name="ch2_5f_dracula.Name">mas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40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41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42 <text:s/></text:span></text:span><text:span text:style-name="ch2_5f_dracula.Text.Whitespace"><text:tab/><text:tab/></text:span><text:span text:style-name="ch2_5f_dracula.Keyword">if</text:span><text:span text:style-name="ch2_5f_dracula.Text.Whitespace"> </text:span><text:span text:style-name="ch2_5f_dracula.Punctuation">(</text:span><text:span text:style-name="ch2_5f_dracula.Name">mas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%</text:span><text:span text:style-name="ch2_5f_dracula.Text.Whitespace"> </text:span><text:span text:style-name="ch2_5f_dracula.Literal.Number.Integer">2</text:span><text:span text:style-name="ch2_5f_dracula.Text.Whitespace"> </text:span><text:span text:style-name="ch2_5f_dracula.Operator">==</text:span><text:span text:style-name="ch2_5f_dracula.Text.Whitespace"> </text:span><text:span text:style-name="ch2_5f_dracula.Literal.Number.Integer">0</text:span><text:span text:style-name="ch2_5f_dracula.Punctuation">)</text:span><text:span text:style-name="ch2_5f_dracula.Text.Whitespace"> </text:span><text:span text:style-name="ch2_5f_dracula.Name">mas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=</text:span><text:span text:style-name="ch2_5f_dracula.Text.Whitespace"> </text:span><text:span text:style-name="ch2_5f_dracula.Name">mas</text:span><text:span text:style-name="ch2_5f_dracula.Punctuation">[</text:span><text:span text:style-name="ch2_5f_dracula.Name">i</text:span><text:span text:style-name="ch2_5f_dracula.Punctuation">];</text:span></text:p>
      <text:p text:style-name="P20"><text:span text:style-name="ch2_5f_dracula.Text.Whitespace"><text:span text:style-name="T24">43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mas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setw</text:span><text:span text:style-name="ch2_5f_dracula.Punctuation">(</text:span><text:span text:style-name="ch2_5f_dracula.Literal.Number.Integer">4</text:span><text:span text:style-name="ch2_5f_dracula.Punctuation">);</text:span></text:p>
      <text:p text:style-name="P20"><text:span text:style-name="ch2_5f_dracula.Text.Whitespace"><text:span text:style-name="T24">44 <text:s/></text:span></text:span><text:span text:style-name="ch2_5f_dracula.Text.Whitespace"><text:tab/></text:span><text:span text:style-name="ch2_5f_dracula.Punctuation">}</text:span></text:p>
      <text:p text:style-name="P20"><text:span text:style-name="ch2_5f_dracula.Text.Whitespace"><text:span text:style-name="T24">45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Punctuation"><text:span text:style-name="T24">46 <text:s/></text:span></text:span><text:span text:style-name="ch2_5f_dracula.Punctuation">}</text:span></text:p>
      <text:p text:style-name="P20"><text:span text:style-name="ch2_5f_dracula.Text.Whitespace"><text:span text:style-name="T24">47 <text:s/></text:span></text:span></text:p>
      <text:p text:style-name="P20"><text:span text:style-name="ch2_5f_dracula.Text.Whitespace"><text:span text:style-name="T24">48 <text:s/></text:span></text:span><text:span text:style-name="ch2_5f_dracula.Keyword.Type">void</text:span><text:span text:style-name="ch2_5f_dracula.Text.Whitespace"> </text:span><text:span text:style-name="ch2_5f_dracula.Name.Function">Arrays::MatrixTask</text:span><text:span text:style-name="ch2_5f_dracula.Punctuation">(</text:span><text:span text:style-name="ch2_5f_dracula.Keyword.Type">int</text:span><text:span text:style-name="ch2_5f_dracula.Operator">**</text:span><text:span text:style-name="ch2_5f_dracula.Text.Whitespace"> </text:span><text:span text:style-name="ch2_5f_dracula.Name">matrix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1</text:span><text:span text:style-name="ch2_5f_dracula.Punctuation">,</text:span><text:span text:style-name="ch2_5f_dracula.Text.Whitespace"> </text:span><text:span text:style-name="ch2_5f_dracula.Keyword.Type">int</text:span><text:span text:style-name="ch2_5f_dracula.Text.Whitespace"> </text:span><text:span text:style-name="ch2_5f_dracula.Name">size2</text:span><text:span text:style-name="ch2_5f_dracula.Punctuation">)</text:span><text:span text:style-name="ch2_5f_dracula.Text.Whitespace"> </text:span><text:span text:style-name="ch2_5f_dracula.Punctuation">{</text:span></text:p>
      <text:p text:style-name="P20"><text:soft-page-break/><text:span text:style-name="ch2_5f_dracula.Text.Whitespace"><text:span text:style-name="T24">49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50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1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51 <text:s/></text:span></text:span><text:span text:style-name="ch2_5f_dracula.Text.Whitespace"><text:tab/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j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j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2</text:span><text:span text:style-name="ch2_5f_dracula.Punctuation">;</text:span><text:span text:style-name="ch2_5f_dracula.Text.Whitespace"> </text:span><text:span text:style-name="ch2_5f_dracula.Operator">++</text:span><text:span text:style-name="ch2_5f_dracula.Name">j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52 <text:s/></text:span></text:span><text:span text:style-name="ch2_5f_dracula.Text.Whitespace"><text:tab/><text:tab/><text:tab/></text:span><text:span text:style-name="ch2_5f_dracula.Keyword">if</text:span><text:span text:style-name="ch2_5f_dracula.Text.Whitespace"> </text:span><text:span text:style-name="ch2_5f_dracula.Punctuation">(</text:span><text:span text:style-name="ch2_5f_dracula.Name">matrix</text:span><text:span text:style-name="ch2_5f_dracula.Punctuation">[</text:span><text:span text:style-name="ch2_5f_dracula.Name">i</text:span><text:span text:style-name="ch2_5f_dracula.Punctuation">][</text:span><text:span text:style-name="ch2_5f_dracula.Name">j</text:span><text:span text:style-name="ch2_5f_dracula.Punctuation">]</text:span><text:span text:style-name="ch2_5f_dracula.Text.Whitespace"> </text:span><text:span text:style-name="ch2_5f_dracula.Operator">==</text:span><text:span text:style-name="ch2_5f_dracula.Text.Whitespace"> </text:span><text:span text:style-name="ch2_5f_dracula.Literal.Number.Integer">0</text:span><text:span text:style-name="ch2_5f_dracula.Punctuation">)</text:span><text:span text:style-name="ch2_5f_dracula.Text.Whitespace"> </text:span><text:span text:style-name="ch2_5f_dracula.Name">matrix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/text:p>
      <text:p text:style-name="P20"><text:span text:style-name="ch2_5f_dracula.Text.Whitespace"><text:span text:style-name="T24">53 <text:s/></text:span></text:span><text:span text:style-name="ch2_5f_dracula.Text.Whitespace"><text:tab/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matrix</text:span><text:span text:style-name="ch2_5f_dracula.Punctuation">[</text:span><text:span text:style-name="ch2_5f_dracula.Name">i</text:span><text:span text:style-name="ch2_5f_dracula.Punctuation">][</text:span><text:span text:style-name="ch2_5f_dracula.Name">j</text:span><text:span text:style-name="ch2_5f_dracula.Punctuation">]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setw</text:span><text:span text:style-name="ch2_5f_dracula.Punctuation">(</text:span><text:span text:style-name="ch2_5f_dracula.Literal.Number.Integer">4</text:span><text:span text:style-name="ch2_5f_dracula.Punctuation">);</text:span></text:p>
      <text:p text:style-name="P20"><text:span text:style-name="ch2_5f_dracula.Text.Whitespace"><text:span text:style-name="T24">54 <text:s/></text:span></text:span><text:span text:style-name="ch2_5f_dracula.Text.Whitespace"><text:tab/><text:tab/></text:span><text:span text:style-name="ch2_5f_dracula.Punctuation">}</text:span></text:p>
      <text:p text:style-name="P20"><text:span text:style-name="ch2_5f_dracula.Text.Whitespace"><text:span text:style-name="T24">55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Text.Whitespace"><text:span text:style-name="T24">56 <text:s/></text:span></text:span><text:span text:style-name="ch2_5f_dracula.Text.Whitespace"><text:tab/></text:span><text:span text:style-name="ch2_5f_dracula.Punctuation">}</text:span></text:p>
      <text:p text:style-name="P20"><text:span text:style-name="ch2_5f_dracula.Text.Whitespace"><text:span text:style-name="T24">57 <text:s/></text:span></text:span><text:span text:style-name="ch2_5f_dracula.Text.Whitespace"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Name">endl</text:span><text:span text:style-name="ch2_5f_dracula.Punctuation">;</text:span></text:p>
      <text:p text:style-name="P20"><text:span text:style-name="ch2_5f_dracula.Punctuation"><text:span text:style-name="T24">58 <text:s/></text:span></text:span><text:span text:style-name="ch2_5f_dracula.Punctuation">}</text:span></text:p>
      <text:p text:style-name="P20"><text:span text:style-name="ch2_5f_dracula.Text.Whitespace"><text:span text:style-name="T24">59 <text:s/></text:span></text:span></text:p>
      <text:p text:style-name="P20"><text:span text:style-name="ch2_5f_dracula.Text.Whitespace"><text:span text:style-name="T24">60 <text:s/></text:span></text:span><text:span text:style-name="ch2_5f_dracula.Keyword.Type">void</text:span><text:span text:style-name="ch2_5f_dracula.Text.Whitespace"> </text:span><text:span text:style-name="ch2_5f_dracula.Name.Function">Arrays::Selection</text:span><text:span text:style-name="ch2_5f_dracula.Punctuation">(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61 <text:s/></text:span></text:span><text:span text:style-name="ch2_5f_dracula.Text.Whitespace"><text:tab/></text:span><text:span text:style-name="ch2_5f_dracula.Keyword.Type">int</text:span><text:span text:style-name="ch2_5f_dracula.Text.Whitespace"> </text:span><text:span text:style-name="ch2_5f_dracula.Name">size</text:span><text:span text:style-name="ch2_5f_dracula.Punctuation">;</text:span><text:span text:style-name="ch2_5f_dracula.Text.Whitespace"> 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Array size: "</text:span><text:span text:style-name="ch2_5f_dracula.Punctuation">;</text:span><text:span text:style-name="ch2_5f_dracula.Text.Whitespace"> </text:span><text:span text:style-name="ch2_5f_dracula.Name">cin</text:span><text:span text:style-name="ch2_5f_dracula.Text.Whitespace"> </text:span><text:span text:style-name="ch2_5f_dracula.Operator">&gt;&gt;</text:span><text:span text:style-name="ch2_5f_dracula.Text.Whitespace"> </text:span><text:span text:style-name="ch2_5f_dracula.Name">size</text:span><text:span text:style-name="ch2_5f_dracula.Punctuation">;</text:span></text:p>
      <text:p text:style-name="P20"><text:span text:style-name="ch2_5f_dracula.Text.Whitespace"><text:span text:style-name="T24">62 <text:s/></text:span></text:span><text:span text:style-name="ch2_5f_dracula.Text.Whitespace"><text:tab/></text:span><text:span text:style-name="ch2_5f_dracula.Keyword.Type">int</text:span><text:span text:style-name="ch2_5f_dracula.Operator">*</text:span><text:span text:style-name="ch2_5f_dracula.Text.Whitespace"> </text:span><text:span text:style-name="ch2_5f_dracula.Name">mas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Keyword.Type">int</text:span><text:span text:style-name="ch2_5f_dracula.Punctuation">[</text:span><text:span text:style-name="ch2_5f_dracula.Name">size</text:span><text:span text:style-name="ch2_5f_dracula.Punctuation">];</text:span></text:p>
      <text:p text:style-name="P20"><text:span text:style-name="ch2_5f_dracula.Text.Whitespace"><text:span text:style-name="T24">63 <text:s/></text:span></text:span></text:p>
      <text:p text:style-name="P20"><text:span text:style-name="ch2_5f_dracula.Text.Whitespace"><text:span text:style-name="T24">64 <text:s/></text:span></text:span><text:span text:style-name="ch2_5f_dracula.Text.Whitespace"><text:tab/></text:span><text:span text:style-name="ch2_5f_dracula.Keyword.Type">int</text:span><text:span text:style-name="ch2_5f_dracula.Text.Whitespace"> </text:span><text:span text:style-name="ch2_5f_dracula.Name">size1</text:span><text:span text:style-name="ch2_5f_dracula.Punctuation">;</text:span><text:span text:style-name="ch2_5f_dracula.Text.Whitespace"> 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Matrix size 1: "</text:span><text:span text:style-name="ch2_5f_dracula.Punctuation">;</text:span><text:span text:style-name="ch2_5f_dracula.Text.Whitespace"> </text:span><text:span text:style-name="ch2_5f_dracula.Name">cin</text:span><text:span text:style-name="ch2_5f_dracula.Text.Whitespace"> </text:span><text:span text:style-name="ch2_5f_dracula.Operator">&gt;&gt;</text:span><text:span text:style-name="ch2_5f_dracula.Text.Whitespace"> </text:span><text:span text:style-name="ch2_5f_dracula.Name">size1</text:span><text:span text:style-name="ch2_5f_dracula.Punctuation">;</text:span></text:p>
      <text:p text:style-name="P20"><text:span text:style-name="ch2_5f_dracula.Text.Whitespace"><text:span text:style-name="T24">65 <text:s/></text:span></text:span><text:span text:style-name="ch2_5f_dracula.Text.Whitespace"><text:tab/></text:span><text:span text:style-name="ch2_5f_dracula.Keyword.Type">int</text:span><text:span text:style-name="ch2_5f_dracula.Text.Whitespace"> </text:span><text:span text:style-name="ch2_5f_dracula.Name">size2</text:span><text:span text:style-name="ch2_5f_dracula.Punctuation">;</text:span><text:span text:style-name="ch2_5f_dracula.Text.Whitespace"> 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Matrix size 2: "</text:span><text:span text:style-name="ch2_5f_dracula.Punctuation">;</text:span><text:span text:style-name="ch2_5f_dracula.Text.Whitespace"> </text:span><text:span text:style-name="ch2_5f_dracula.Name">cin</text:span><text:span text:style-name="ch2_5f_dracula.Text.Whitespace"> </text:span><text:span text:style-name="ch2_5f_dracula.Operator">&gt;&gt;</text:span><text:span text:style-name="ch2_5f_dracula.Text.Whitespace"> </text:span><text:span text:style-name="ch2_5f_dracula.Name">size2</text:span><text:span text:style-name="ch2_5f_dracula.Punctuation">;</text:span></text:p>
      <text:p text:style-name="P20"><text:span text:style-name="ch2_5f_dracula.Text.Whitespace"><text:span text:style-name="T24">66 <text:s/></text:span></text:span></text:p>
      <text:p text:style-name="P20"><text:span text:style-name="ch2_5f_dracula.Text.Whitespace"><text:span text:style-name="T24">67 <text:s/></text:span></text:span><text:span text:style-name="ch2_5f_dracula.Text.Whitespace"><text:tab/></text:span><text:span text:style-name="ch2_5f_dracula.Keyword.Type">int</text:span><text:span text:style-name="ch2_5f_dracula.Operator">**</text:span><text:span text:style-name="ch2_5f_dracula.Text.Whitespace"> </text:span><text:span text:style-name="ch2_5f_dracula.Name">matrix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Keyword.Type">int</text:span><text:span text:style-name="ch2_5f_dracula.Operator">*</text:span><text:span text:style-name="ch2_5f_dracula.Text.Whitespace"> </text:span><text:span text:style-name="ch2_5f_dracula.Punctuation">[</text:span><text:span text:style-name="ch2_5f_dracula.Name">size1</text:span><text:span text:style-name="ch2_5f_dracula.Punctuation">];</text:span></text:p>
      <text:p text:style-name="P20"><text:span text:style-name="ch2_5f_dracula.Text.Whitespace"><text:span text:style-name="T24">68 <text:s/></text:span></text:span><text:span text:style-name="ch2_5f_dracula.Text.Whitespace"><text:tab/></text:span><text:span text:style-name="ch2_5f_dracula.Keyword">for</text:span><text:span text:style-name="ch2_5f_dracula.Text.Whitespace"> </text:span><text:span text:style-name="ch2_5f_dracula.Punctuation">(</text:span><text:span text:style-name="ch2_5f_dracula.Keyword.Type">size_t</text:span><text:span text:style-name="ch2_5f_dracula.Text.Whitespace"> </text:span><text:span text:style-name="ch2_5f_dracula.Name">i</text:span><text:span text:style-name="ch2_5f_dracula.Text.Whitespace"> </text:span><text:span text:style-name="ch2_5f_dracula.Operator">=</text:span><text:span text:style-name="ch2_5f_dracula.Text.Whitespace"> </text:span><text:span text:style-name="ch2_5f_dracula.Literal.Number.Integer">0</text:span><text:span text:style-name="ch2_5f_dracula.Punctuation">;</text:span><text:span text:style-name="ch2_5f_dracula.Text.Whitespace"> </text:span><text:span text:style-name="ch2_5f_dracula.Name">i</text:span><text:span text:style-name="ch2_5f_dracula.Text.Whitespace"> </text:span><text:span text:style-name="ch2_5f_dracula.Operator">&lt;</text:span><text:span text:style-name="ch2_5f_dracula.Text.Whitespace"> </text:span><text:span text:style-name="ch2_5f_dracula.Name">size1</text:span><text:span text:style-name="ch2_5f_dracula.Punctuation">;</text:span><text:span text:style-name="ch2_5f_dracula.Text.Whitespace"> </text:span><text:span text:style-name="ch2_5f_dracula.Operator">++</text:span><text:span text:style-name="ch2_5f_dracula.Name">i</text:span><text:span text:style-name="ch2_5f_dracula.Punctuation">)</text:span><text:span text:style-name="ch2_5f_dracula.Text.Whitespace"> </text:span><text:span text:style-name="ch2_5f_dracula.Name">matrix</text:span><text:span text:style-name="ch2_5f_dracula.Punctuation">[</text:span><text:span text:style-name="ch2_5f_dracula.Name">i</text:span><text:span text:style-name="ch2_5f_dracula.Punctuation">]</text:span><text:span text:style-name="ch2_5f_dracula.Text.Whitespace"> </text:span><text:span text:style-name="ch2_5f_dracula.Operator">=</text:span><text:span text:style-name="ch2_5f_dracula.Text.Whitespace"> </text:span><text:span text:style-name="ch2_5f_dracula.Keyword">new</text:span><text:span text:style-name="ch2_5f_dracula.Text.Whitespace"> </text:span><text:span text:style-name="ch2_5f_dracula.Keyword.Type">int</text:span><text:span text:style-name="ch2_5f_dracula.Punctuation">[</text:span><text:span text:style-name="ch2_5f_dracula.Name">size2</text:span><text:span text:style-name="ch2_5f_dracula.Punctuation">];</text:span></text:p>
      <text:p text:style-name="P20"><text:span text:style-name="ch2_5f_dracula.Text.Whitespace"><text:span text:style-name="T24">69 <text:s/></text:span></text:span></text:p>
      <text:p text:style-name="P20"><text:span text:style-name="ch2_5f_dracula.Text.Whitespace"><text:span text:style-name="T24">70 <text:s/></text:span></text:span><text:span text:style-name="ch2_5f_dracula.Text.Whitespace"><text:tab/></text:span><text:span text:style-name="ch2_5f_dracula.Keyword">while</text:span><text:span text:style-name="ch2_5f_dracula.Text.Whitespace"> </text:span><text:span text:style-name="ch2_5f_dracula.Punctuation">(</text:span><text:span text:style-name="ch2_5f_dracula.Name.Builtin">true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71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It's time to choose</text:span><text:span text:style-name="ch2_5f_dracula.Literal.String.Escape">\n</text:span><text:span text:style-name="ch2_5f_dracula.Literal.String">"</text:span><text:span text:style-name="ch2_5f_dracula.Punctuation">;</text:span></text:p>
      <text:p text:style-name="P20"><text:span text:style-name="ch2_5f_dracula.Text.Whitespace"><text:span text:style-name="T24">72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1 Fill and print 1D array"</text:span><text:span text:style-name="ch2_5f_dracula.Punctuation">;</text:span></text:p>
      <text:p text:style-name="P20"><text:span text:style-name="ch2_5f_dracula.Text.Whitespace"><text:span text:style-name="T24">73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2 Fill and print 2D array"</text:span><text:span text:style-name="ch2_5f_dracula.Punctuation">;</text:span></text:p>
      <text:p text:style-name="P20"><text:span text:style-name="ch2_5f_dracula.Text.Whitespace"><text:span text:style-name="T24">74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3 Task for 1D array (adding 0 after even numbers)"</text:span><text:span text:style-name="ch2_5f_dracula.Punctuation">;</text:span></text:p>
      <text:p text:style-name="P20"><text:span text:style-name="ch2_5f_dracula.Text.Whitespace"><text:span text:style-name="T24">75 <text:s/></text:span></text:span><text:span text:style-name="ch2_5f_dracula.Text.Whitespace"><text:tab/><text:tab/></text:span><text:span text:style-name="ch2_5f_dracula.Name">cout</text:span><text:span text:style-name="ch2_5f_dracula.Text.Whitespace"> </text:span><text:span text:style-name="ch2_5f_dracula.Operator">&lt;&lt;</text:span><text:span text:style-name="ch2_5f_dracula.Text.Whitespace"> </text:span><text:span text:style-name="ch2_5f_dracula.Literal.String">"</text:span><text:span text:style-name="ch2_5f_dracula.Literal.String.Escape">\n</text:span><text:span text:style-name="ch2_5f_dracula.Literal.String">4 Task for 2D array (deleting strings with null elements)</text:span><text:span text:style-name="ch2_5f_dracula.Literal.String.Escape">\n\n</text:span><text:span text:style-name="ch2_5f_dracula.Literal.String">"</text:span><text:span text:style-name="ch2_5f_dracula.Punctuation">;</text:span></text:p>
      <text:p text:style-name="P20"><text:span text:style-name="ch2_5f_dracula.Text.Whitespace"><text:span text:style-name="T24">76 <text:s/></text:span></text:span><text:span text:style-name="ch2_5f_dracula.Text.Whitespace"><text:tab/><text:tab/></text:span><text:span text:style-name="ch2_5f_dracula.Keyword.Type">int</text:span><text:span text:style-name="ch2_5f_dracula.Text.Whitespace"> </text:span><text:span text:style-name="ch2_5f_dracula.Name">n</text:span><text:span text:style-name="ch2_5f_dracula.Punctuation">;</text:span><text:span text:style-name="ch2_5f_dracula.Text.Whitespace"> </text:span><text:span text:style-name="ch2_5f_dracula.Name">cin</text:span><text:span text:style-name="ch2_5f_dracula.Text.Whitespace"> </text:span><text:span text:style-name="ch2_5f_dracula.Operator">&gt;&gt;</text:span><text:span text:style-name="ch2_5f_dracula.Text.Whitespace"> </text:span><text:span text:style-name="ch2_5f_dracula.Name">n</text:span><text:span text:style-name="ch2_5f_dracula.Punctuation">;</text:span></text:p>
      <text:p text:style-name="P20"><text:span text:style-name="ch2_5f_dracula.Text.Whitespace"><text:span text:style-name="T24">77 <text:s/></text:span></text:span><text:span text:style-name="ch2_5f_dracula.Text.Whitespace"><text:tab/><text:tab/></text:span><text:span text:style-name="ch2_5f_dracula.Keyword">switch</text:span><text:span text:style-name="ch2_5f_dracula.Text.Whitespace"> </text:span><text:span text:style-name="ch2_5f_dracula.Punctuation">(</text:span><text:span text:style-name="ch2_5f_dracula.Name">n</text:span><text:span text:style-name="ch2_5f_dracula.Punctuation">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78 <text:s/></text:span></text:span><text:span text:style-name="ch2_5f_dracula.Text.Whitespace"><text:tab/><text:tab/></text:span><text:span text:style-name="ch2_5f_dracula.Keyword">case</text:span><text:span text:style-name="ch2_5f_dracula.Text.Whitespace"> </text:span><text:span text:style-name="ch2_5f_dracula.Literal.Number.Integer">1</text:span><text:span text:style-name="ch2_5f_dracula.Punctuation">:</text:span><text:span text:style-name="ch2_5f_dracula.Text.Whitespace"> </text:span><text:span text:style-name="ch2_5f_dracula.Name">MyArray</text:span><text:span text:style-name="ch2_5f_dracula.Punctuation">(</text:span><text:span text:style-name="ch2_5f_dracula.Name">mas</text:span><text:span text:style-name="ch2_5f_dracula.Punctuation">,</text:span><text:span text:style-name="ch2_5f_dracula.Text.Whitespace"> </text:span><text:span text:style-name="ch2_5f_dracula.Name">size</text:span><text:span text:style-name="ch2_5f_dracula.Punctuation">);</text:span><text:span text:style-name="ch2_5f_dracula.Text.Whitespace"> </text:span><text:span text:style-name="ch2_5f_dracula.Keyword">break</text:span><text:span text:style-name="ch2_5f_dracula.Punctuation">;</text:span></text:p>
      <text:p text:style-name="P20"><text:span text:style-name="ch2_5f_dracula.Text.Whitespace"><text:span text:style-name="T24">79 <text:s/></text:span></text:span><text:span text:style-name="ch2_5f_dracula.Text.Whitespace"><text:tab/><text:tab/></text:span><text:span text:style-name="ch2_5f_dracula.Keyword">case</text:span><text:span text:style-name="ch2_5f_dracula.Text.Whitespace"> </text:span><text:span text:style-name="ch2_5f_dracula.Literal.Number.Integer">2</text:span><text:span text:style-name="ch2_5f_dracula.Punctuation">:</text:span><text:span text:style-name="ch2_5f_dracula.Text.Whitespace"> </text:span><text:span text:style-name="ch2_5f_dracula.Name">Matrix</text:span><text:span text:style-name="ch2_5f_dracula.Punctuation">(</text:span><text:span text:style-name="ch2_5f_dracula.Name">matrix</text:span><text:span text:style-name="ch2_5f_dracula.Punctuation">,</text:span><text:span text:style-name="ch2_5f_dracula.Text.Whitespace"> </text:span><text:span text:style-name="ch2_5f_dracula.Name">size1</text:span><text:span text:style-name="ch2_5f_dracula.Punctuation">,</text:span><text:span text:style-name="ch2_5f_dracula.Text.Whitespace"> </text:span><text:span text:style-name="ch2_5f_dracula.Name">size2</text:span><text:span text:style-name="ch2_5f_dracula.Punctuation">);</text:span><text:span text:style-name="ch2_5f_dracula.Text.Whitespace"> </text:span><text:span text:style-name="ch2_5f_dracula.Keyword">break</text:span><text:span text:style-name="ch2_5f_dracula.Punctuation">;</text:span></text:p>
      <text:p text:style-name="P20"><text:span text:style-name="ch2_5f_dracula.Text.Whitespace"><text:span text:style-name="T24">80 <text:s/></text:span></text:span><text:span text:style-name="ch2_5f_dracula.Text.Whitespace"><text:tab/><text:tab/></text:span><text:span text:style-name="ch2_5f_dracula.Keyword">case</text:span><text:span text:style-name="ch2_5f_dracula.Text.Whitespace"> </text:span><text:span text:style-name="ch2_5f_dracula.Literal.Number.Integer">3</text:span><text:span text:style-name="ch2_5f_dracula.Punctuation">:</text:span><text:span text:style-name="ch2_5f_dracula.Text.Whitespace"> </text:span><text:span text:style-name="ch2_5f_dracula.Name">ArrayTask</text:span><text:span text:style-name="ch2_5f_dracula.Punctuation">(</text:span><text:span text:style-name="ch2_5f_dracula.Name">mas</text:span><text:span text:style-name="ch2_5f_dracula.Punctuation">,</text:span><text:span text:style-name="ch2_5f_dracula.Text.Whitespace"> </text:span><text:span text:style-name="ch2_5f_dracula.Name">size</text:span><text:span text:style-name="ch2_5f_dracula.Punctuation">);</text:span><text:span text:style-name="ch2_5f_dracula.Text.Whitespace"> </text:span><text:span text:style-name="ch2_5f_dracula.Keyword">break</text:span><text:span text:style-name="ch2_5f_dracula.Punctuation">;</text:span></text:p>
      <text:p text:style-name="P20"><text:span text:style-name="ch2_5f_dracula.Text.Whitespace"><text:span text:style-name="T24">81 <text:s/></text:span></text:span><text:span text:style-name="ch2_5f_dracula.Text.Whitespace"><text:tab/><text:tab/></text:span><text:span text:style-name="ch2_5f_dracula.Keyword">case</text:span><text:span text:style-name="ch2_5f_dracula.Text.Whitespace"> </text:span><text:span text:style-name="ch2_5f_dracula.Literal.Number.Integer">4</text:span><text:span text:style-name="ch2_5f_dracula.Punctuation">:</text:span><text:span text:style-name="ch2_5f_dracula.Text.Whitespace"> </text:span><text:span text:style-name="ch2_5f_dracula.Name">MatrixTask</text:span><text:span text:style-name="ch2_5f_dracula.Punctuation">(</text:span><text:span text:style-name="ch2_5f_dracula.Name">matrix</text:span><text:span text:style-name="ch2_5f_dracula.Punctuation">,</text:span><text:span text:style-name="ch2_5f_dracula.Text.Whitespace"> </text:span><text:span text:style-name="ch2_5f_dracula.Name">size1</text:span><text:span text:style-name="ch2_5f_dracula.Punctuation">,</text:span><text:span text:style-name="ch2_5f_dracula.Text.Whitespace"> </text:span><text:span text:style-name="ch2_5f_dracula.Name">size2</text:span><text:span text:style-name="ch2_5f_dracula.Punctuation">);</text:span><text:span text:style-name="ch2_5f_dracula.Text.Whitespace"> </text:span><text:span text:style-name="ch2_5f_dracula.Keyword">break</text:span><text:span text:style-name="ch2_5f_dracula.Punctuation">;</text:span></text:p>
      <text:p text:style-name="P20"><text:span text:style-name="ch2_5f_dracula.Text.Whitespace"><text:span text:style-name="T24">82 <text:s/></text:span></text:span><text:span text:style-name="ch2_5f_dracula.Text.Whitespace"><text:tab/><text:tab/></text:span><text:span text:style-name="ch2_5f_dracula.Punctuation">}</text:span></text:p>
      <text:p text:style-name="P20"><text:span text:style-name="ch2_5f_dracula.Text.Whitespace"><text:span text:style-name="T24">83 <text:s/></text:span></text:span><text:span text:style-name="ch2_5f_dracula.Text.Whitespace"><text:tab/></text:span><text:span text:style-name="ch2_5f_dracula.Punctuation">}</text:span></text:p>
      <text:p text:style-name="P20"><text:soft-page-break/><text:span text:style-name="ch2_5f_dracula.Punctuation"><text:span text:style-name="T24">84 <text:s/></text:span></text:span><text:span text:style-name="ch2_5f_dracula.Punctuation">}</text:span></text:p>
      <text:p text:style-name="Листинг">Листинг 2. <text:span text:style-name="T4">Arrays.h</text:span></text:p>
      <text:p text:style-name="P20"><text:span text:style-name="ch2_5f_dracula.Comment.Preproc"><text:span text:style-name="T24"><text:s/>1 <text:s/></text:span></text:span><text:span text:style-name="ch2_5f_dracula.Comment.Preproc">#pragma once</text:span></text:p>
      <text:p text:style-name="P20"><text:span text:style-name="ch2_5f_dracula.Comment.Preproc"><text:span text:style-name="T24"><text:s/>2 <text:s/></text:span></text:span><text:span text:style-name="ch2_5f_dracula.Comment.Preproc">#ifndef ARRAYS_H</text:span></text:p>
      <text:p text:style-name="P20"><text:span text:style-name="ch2_5f_dracula.Comment.Preproc"><text:span text:style-name="T24"><text:s/>3 <text:s/></text:span></text:span><text:span text:style-name="ch2_5f_dracula.Comment.Preproc">#define ARRAYS_H</text:span></text:p>
      <text:p text:style-name="P20"><text:span text:style-name="ch2_5f_dracula.Text.Whitespace"><text:span text:style-name="T24"><text:s/>4 <text:s/></text:span></text:span></text:p>
      <text:p text:style-name="P20"><text:span text:style-name="ch2_5f_dracula.Text.Whitespace"><text:span text:style-name="T24"><text:s/>5 <text:s/></text:span></text:span><text:span text:style-name="ch2_5f_dracula.Keyword">class</text:span><text:span text:style-name="ch2_5f_dracula.Text.Whitespace"> </text:span><text:span text:style-name="ch2_5f_dracula.Name.Class">Arrays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<text:s/>6 <text:s/></text:span></text:span><text:span text:style-name="ch2_5f_dracula.Keyword">private</text:span><text:span text:style-name="ch2_5f_dracula.Operator">:</text:span><text:span text:style-name="ch2_5f_dracula.Text.Whitespace"> </text:span></text:p>
      <text:p text:style-name="P20"><text:span text:style-name="ch2_5f_dracula.Text.Whitespace"><text:span text:style-name="T24"><text:s/>7 <text:s/></text:span></text:span><text:span text:style-name="ch2_5f_dracula.Text.Whitespace"><text:tab/></text:span><text:span text:style-name="ch2_5f_dracula.Keyword.Type">void</text:span><text:span text:style-name="ch2_5f_dracula.Text.Whitespace"> </text:span><text:span text:style-name="ch2_5f_dracula.Name">MyArray</text:span><text:span text:style-name="ch2_5f_dracula.Punctuation">(</text:span><text:span text:style-name="ch2_5f_dracula.Keyword.Type">int</text:span><text:span text:style-name="ch2_5f_dracula.Operator">*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);</text:span></text:p>
      <text:p text:style-name="P20"><text:span text:style-name="ch2_5f_dracula.Text.Whitespace"><text:span text:style-name="T24"><text:s/>8 <text:s/></text:span></text:span><text:span text:style-name="ch2_5f_dracula.Text.Whitespace"><text:tab/></text:span><text:span text:style-name="ch2_5f_dracula.Keyword.Type">void</text:span><text:span text:style-name="ch2_5f_dracula.Text.Whitespace"> </text:span><text:span text:style-name="ch2_5f_dracula.Name.Function">Matrix</text:span><text:span text:style-name="ch2_5f_dracula.Punctuation">(</text:span><text:span text:style-name="ch2_5f_dracula.Keyword.Type">int</text:span><text:span text:style-name="ch2_5f_dracula.Operator">**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);</text:span></text:p>
      <text:p text:style-name="P20"><text:span text:style-name="ch2_5f_dracula.Text.Whitespace"><text:span text:style-name="T24"><text:s/>9 <text:s/></text:span></text:span><text:span text:style-name="ch2_5f_dracula.Text.Whitespace"><text:tab/></text:span><text:span text:style-name="ch2_5f_dracula.Keyword.Type">void</text:span><text:span text:style-name="ch2_5f_dracula.Text.Whitespace"> </text:span><text:span text:style-name="ch2_5f_dracula.Name.Function">ArrayTask</text:span><text:span text:style-name="ch2_5f_dracula.Punctuation">(</text:span><text:span text:style-name="ch2_5f_dracula.Keyword.Type">int</text:span><text:span text:style-name="ch2_5f_dracula.Operator">*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);</text:span></text:p>
      <text:p text:style-name="P20"><text:span text:style-name="ch2_5f_dracula.Text.Whitespace"><text:span text:style-name="T24">10 <text:s/></text:span></text:span><text:span text:style-name="ch2_5f_dracula.Text.Whitespace"><text:tab/></text:span><text:span text:style-name="ch2_5f_dracula.Keyword.Type">void</text:span><text:span text:style-name="ch2_5f_dracula.Text.Whitespace"> </text:span><text:span text:style-name="ch2_5f_dracula.Name.Function">MatrixTask</text:span><text:span text:style-name="ch2_5f_dracula.Punctuation">(</text:span><text:span text:style-name="ch2_5f_dracula.Keyword.Type">int</text:span><text:span text:style-name="ch2_5f_dracula.Operator">**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,</text:span><text:span text:style-name="ch2_5f_dracula.Text.Whitespace"> </text:span><text:span text:style-name="ch2_5f_dracula.Keyword.Type">int</text:span><text:span text:style-name="ch2_5f_dracula.Punctuation">);</text:span></text:p>
      <text:p text:style-name="P20"><text:span text:style-name="ch2_5f_dracula.Text.Whitespace"><text:span text:style-name="T24">11 <text:s/></text:span></text:span><text:span text:style-name="ch2_5f_dracula.Keyword">public</text:span><text:span text:style-name="ch2_5f_dracula.Operator">:</text:span></text:p>
      <text:p text:style-name="P20"><text:span text:style-name="ch2_5f_dracula.Text.Whitespace"><text:span text:style-name="T24">12 <text:s/></text:span></text:span><text:span text:style-name="ch2_5f_dracula.Text.Whitespace"><text:tab/></text:span><text:span text:style-name="ch2_5f_dracula.Keyword.Type">void</text:span><text:span text:style-name="ch2_5f_dracula.Text.Whitespace"> </text:span><text:span text:style-name="ch2_5f_dracula.Name">Selection</text:span><text:span text:style-name="ch2_5f_dracula.Punctuation">();</text:span></text:p>
      <text:p text:style-name="P20"><text:span text:style-name="ch2_5f_dracula.Punctuation"><text:span text:style-name="T24">13 <text:s/></text:span></text:span><text:span text:style-name="ch2_5f_dracula.Punctuation">};</text:span></text:p>
      <text:p text:style-name="P20"><text:span text:style-name="ch2_5f_dracula.Text.Whitespace"><text:span text:style-name="T24">14 <text:s/></text:span></text:span></text:p>
      <text:p text:style-name="P20"><text:span text:style-name="ch2_5f_dracula.Comment.Preproc"><text:span text:style-name="T24">15 <text:s/></text:span></text:span><text:span text:style-name="ch2_5f_dracula.Comment.Preproc">#endif</text:span></text:p>
      <text:p text:style-name="Листинг">Листинг <text:span text:style-name="T4">3</text:span>. <text:span text:style-name="T4">main.cpp</text:span></text:p>
      <text:p text:style-name="P20"><text:span text:style-name="ch2_5f_dracula.Comment.Preproc"><text:span text:style-name="T24">1 <text:s/></text:span></text:span><text:span text:style-name="ch2_5f_dracula.Comment.Preproc">#include</text:span><text:span text:style-name="ch2_5f_dracula.Text.Whitespace"> </text:span><text:span text:style-name="ch2_5f_dracula.Comment.PreprocFile">&lt;iostream&gt;</text:span></text:p>
      <text:p text:style-name="P20"><text:span text:style-name="ch2_5f_dracula.Comment.Preproc"><text:span text:style-name="T24">2 <text:s/></text:span></text:span><text:span text:style-name="ch2_5f_dracula.Comment.Preproc">#include</text:span><text:span text:style-name="ch2_5f_dracula.Text.Whitespace"> </text:span><text:span text:style-name="ch2_5f_dracula.Comment.PreprocFile">"Arrays.h"</text:span></text:p>
      <text:p text:style-name="P20"><text:span text:style-name="ch2_5f_dracula.Comment.Preproc"><text:span text:style-name="T24">3 <text:s/></text:span></text:span><text:span text:style-name="ch2_5f_dracula.Keyword">using</text:span><text:span text:style-name="ch2_5f_dracula.Text.Whitespace"> </text:span><text:span text:style-name="ch2_5f_dracula.Keyword">namespace</text:span><text:span text:style-name="ch2_5f_dracula.Text.Whitespace"> </text:span><text:span text:style-name="ch2_5f_dracula.Name.Namespace">std</text:span><text:span text:style-name="ch2_5f_dracula.Punctuation">;</text:span></text:p>
      <text:p text:style-name="P20"><text:span text:style-name="ch2_5f_dracula.Text.Whitespace"><text:span text:style-name="T24">4 <text:s/></text:span></text:span></text:p>
      <text:p text:style-name="P20"><text:span text:style-name="ch2_5f_dracula.Text.Whitespace"><text:span text:style-name="T24">5 <text:s/></text:span></text:span><text:span text:style-name="ch2_5f_dracula.Keyword.Type">int</text:span><text:span text:style-name="ch2_5f_dracula.Text.Whitespace"> </text:span><text:span text:style-name="ch2_5f_dracula.Name.Function">main</text:span><text:span text:style-name="ch2_5f_dracula.Punctuation">()</text:span><text:span text:style-name="ch2_5f_dracula.Text.Whitespace"> </text:span><text:span text:style-name="ch2_5f_dracula.Punctuation">{</text:span></text:p>
      <text:p text:style-name="P20"><text:span text:style-name="ch2_5f_dracula.Text.Whitespace"><text:span text:style-name="T24">6 <text:s/></text:span></text:span><text:span text:style-name="ch2_5f_dracula.Text.Whitespace"><text:tab/></text:span><text:span text:style-name="ch2_5f_dracula.Name">Arrays</text:span><text:span text:style-name="ch2_5f_dracula.Text.Whitespace"> </text:span><text:span text:style-name="ch2_5f_dracula.Name">a</text:span><text:span text:style-name="ch2_5f_dracula.Punctuation">;</text:span></text:p>
      <text:p text:style-name="P20"><text:span text:style-name="ch2_5f_dracula.Text.Whitespace"><text:span text:style-name="T24">7 <text:s/></text:span></text:span><text:span text:style-name="ch2_5f_dracula.Text.Whitespace"><text:tab/></text:span><text:span text:style-name="ch2_5f_dracula.Name">a</text:span><text:span text:style-name="ch2_5f_dracula.Punctuation">.</text:span><text:span text:style-name="ch2_5f_dracula.Name">Selection</text:span><text:span text:style-name="ch2_5f_dracula.Punctuation">();</text:span></text:p>
      <text:p text:style-name="P20"><text:span text:style-name="ch2_5f_dracula.Punctuation"><text:span text:style-name="T24">8 <text:s/></text:span></text:span><text:span text:style-name="ch2_5f_dracula.Punctuation">}</text:span></text:p>
      <text:p text:style-name="Standard">Консольный вывод:</text:p>
      <text:p text:style-name="Вывод_20_текст_20_в_20_консоли">Array size: 5</text:p>
      <text:p text:style-name="Вывод_20_текст_20_в_20_консоли"/>
      <text:p text:style-name="Вывод_20_текст_20_в_20_консоли">Matrix size 1: 5</text:p>
      <text:p text:style-name="Вывод_20_текст_20_в_20_консоли">Matrix size 2: 5</text:p>
      <text:p text:style-name="Вывод_20_текст_20_в_20_консоли"/>
      <text:p text:style-name="Вывод_20_текст_20_в_20_консоли">It's time to choose</text:p>
      <text:p text:style-name="Вывод_20_текст_20_в_20_консоли"/>
      <text:p text:style-name="Вывод_20_текст_20_в_20_консоли"><text:soft-page-break/>1 Fill and print 1D array</text:p>
      <text:p text:style-name="Вывод_20_текст_20_в_20_консоли">2 Fill and print 2D array</text:p>
      <text:p text:style-name="Вывод_20_текст_20_в_20_консоли">3 Task for 1D array (adding 0 after even numbers)</text:p>
      <text:p text:style-name="Вывод_20_текст_20_в_20_консоли">4 Task for 2D array (deleting strings with null elements)</text:p>
      <text:p text:style-name="Вывод_20_текст_20_в_20_консоли"/>
      <text:p text:style-name="Вывод_20_текст_20_в_20_консоли">1</text:p>
      <text:p text:style-name="Вывод_20_текст_20_в_20_консоли"/>
      <text:p text:style-name="Вывод_20_текст_20_в_20_консоли">22 <text:s/>84 <text:s/>71 <text:s/>29 <text:s/>82</text:p>
      <text:p text:style-name="Вывод_20_текст_20_в_20_консоли"/>
      <text:p text:style-name="Вывод_20_текст_20_в_20_консоли">It's time to choose</text:p>
      <text:p text:style-name="Вывод_20_текст_20_в_20_консоли"/>
      <text:p text:style-name="Вывод_20_текст_20_в_20_консоли">1 Fill and print 1D array</text:p>
      <text:p text:style-name="Вывод_20_текст_20_в_20_консоли">2 Fill and print 2D array</text:p>
      <text:p text:style-name="Вывод_20_текст_20_в_20_консоли">3 Task for 1D array (adding 0 after even numbers)</text:p>
      <text:p text:style-name="Вывод_20_текст_20_в_20_консоли">4 Task for 2D array (deleting strings with null elements)</text:p>
      <text:p text:style-name="Вывод_20_текст_20_в_20_консоли"/>
      <text:p text:style-name="Вывод_20_текст_20_в_20_консоли">2</text:p>
      <text:p text:style-name="Вывод_20_текст_20_в_20_консоли"><text:s text:c="2"/>24 <text:s/>95 <text:s/>31 <text:s/>34 <text:s/>62</text:p>
      <text:p text:style-name="Вывод_20_текст_20_в_20_консоли"><text:s text:c="2"/>58 <text:s/>49 <text:s/>43 <text:s/>61 <text:s/>51</text:p>
      <text:p text:style-name="Вывод_20_текст_20_в_20_консоли"><text:s text:c="2"/>88 <text:s/>85 <text:s text:c="2"/><text:span text:style-name="T22">0</text:span> <text:s/>41 <text:s/>31</text:p>
      <text:p text:style-name="Вывод_20_текст_20_в_20_консоли"><text:s text:c="2"/>79 <text:s/>14 <text:s/>39 <text:s/>62 <text:s/>11</text:p>
      <text:p text:style-name="Вывод_20_текст_20_в_20_консоли"><text:s text:c="2"/>33 <text:s/>26 <text:s/>38 <text:s/>73 <text:s/>80</text:p>
      <text:p text:style-name="Вывод_20_текст_20_в_20_консоли"/>
      <text:p text:style-name="Вывод_20_текст_20_в_20_консоли">It's time to choose</text:p>
      <text:p text:style-name="Вывод_20_текст_20_в_20_консоли"/>
      <text:p text:style-name="Вывод_20_текст_20_в_20_консоли">1 Fill and print 1D array</text:p>
      <text:p text:style-name="Вывод_20_текст_20_в_20_консоли">2 Fill and print 2D array</text:p>
      <text:p text:style-name="Вывод_20_текст_20_в_20_консоли">3 Task for 1D array (adding 0 after even numbers)</text:p>
      <text:p text:style-name="Вывод_20_текст_20_в_20_консоли">4 Task for 2D array (deleting strings with null elements)</text:p>
      <text:p text:style-name="Вывод_20_текст_20_в_20_консоли"/>
      <text:p text:style-name="Вывод_20_текст_20_в_20_консоли">3</text:p>
      <text:p text:style-name="Вывод_20_текст_20_в_20_консоли"/>
      <text:p text:style-name="P27">22 <text:span text:style-name="T22">0</text:span> 84 <text:span text:style-name="T22">0</text:span> 71 29 82 <text:span text:style-name="T22">0</text:span></text:p>
      <text:p text:style-name="Вывод_20_текст_20_в_20_консоли"/>
      <text:p text:style-name="Вывод_20_текст_20_в_20_консоли">It's time to choose</text:p>
      <text:p text:style-name="Вывод_20_текст_20_в_20_консоли"/>
      <text:p text:style-name="Вывод_20_текст_20_в_20_консоли">1 Fill and print 1D array</text:p>
      <text:p text:style-name="Вывод_20_текст_20_в_20_консоли">2 Fill and print 2D array</text:p>
      <text:p text:style-name="Вывод_20_текст_20_в_20_консоли"><text:soft-page-break/>3 Task for 1D array (adding 0 after even numbers)</text:p>
      <text:p text:style-name="Вывод_20_текст_20_в_20_консоли">4 Task for 2D array (deleting strings with null elements)</text:p>
      <text:p text:style-name="Вывод_20_текст_20_в_20_консоли"/>
      <text:p text:style-name="Вывод_20_текст_20_в_20_консоли">4</text:p>
      <text:p text:style-name="P27"/>
      <text:p text:style-name="P27"><text:s text:c="2"/>24 <text:s/>95 <text:s/>31 <text:s/>34 <text:s/>62</text:p>
      <text:p text:style-name="P27"><text:s text:c="2"/>58 <text:s/>49 <text:s/>43 <text:s/>61 <text:s/>51</text:p>
      <text:p text:style-name="P27"><text:s text:c="2"/>79 <text:s/>14 <text:s/>39 <text:s/>62 <text:s/>11</text:p>
      <text:p text:style-name="P27"><text:s text:c="2"/>33 <text:s/>26 <text:s/>38 <text:s/>73 <text:s/>80</text:p>
      <text:h text:style-name="Heading_20_2" text:outline-level="2">5 <text:span text:style-name="T13">Вывод</text:span></text:h>
      <text:p text:style-name="P26">В результате выполненной работы я создал приложение на языке <text:span text:style-name="T4">C++, </text:span><text:span text:style-name="T10">в котором создаются два динамических массива: одномерный и двумерный. Я сделал приложение модульным, отделив реализацию программы от функции </text:span><text:span text:style-name="T4">main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h2_5f_dracula.Comment.Preproc" style:display-name="ch2_dracula.Comment.Preproc" style:family="text">
      <style:text-properties fo:color="#ff79c6" loext:opacity="100%"/>
    </style:style>
    <style:style style:name="ch2_5f_dracula.Comment.PreprocFile" style:display-name="ch2_dracula.Comment.PreprocFile" style:family="text">
      <style:text-properties fo:color="#6272a4" loext:opacity="100%"/>
    </style:style>
    <style:style style:name="ch2_5f_dracula.Keyword" style:display-name="ch2_dracula.Keyword" style:family="text">
      <style:text-properties fo:color="#ff79c6" loext:opacity="100%"/>
    </style:style>
    <style:style style:name="ch2_5f_dracula.Keyword.Type" style:display-name="ch2_dracula.Keyword.Type" style:family="text" style:parent-style-name="ch2_5f_dracula.Keyword">
      <style:text-properties fo:color="#8be9fd" loext:opacity="100%"/>
    </style:style>
    <style:style style:name="ch2_5f_dracula.Literal.Number.Integer" style:display-name="ch2_dracula.Literal.Number.Integer" style:family="text">
      <style:text-properties fo:color="#ffb86c" loext:opacity="100%"/>
    </style:style>
    <style:style style:name="ch2_5f_dracula.Literal.String" style:display-name="ch2_dracula.Literal.String" style:family="text">
      <style:text-properties fo:color="#bd93f9" loext:opacity="100%"/>
    </style:style>
    <style:style style:name="ch2_5f_dracula.Literal.String.Escape" style:display-name="ch2_dracula.Literal.String.Escape" style:family="text" style:parent-style-name="ch2_5f_dracula.Literal.String">
      <style:text-properties fo:color="#bd93f9" loext:opacity="100%"/>
    </style:style>
    <style:style style:name="ch2_5f_dracula.Name" style:display-name="ch2_dracula.Name" style:family="text">
      <style:text-properties fo:color="#f8f8f2" loext:opacity="100%"/>
    </style:style>
    <style:style style:name="ch2_5f_dracula.Name.Builtin" style:display-name="ch2_dracula.Name.Builtin" style:family="text" style:parent-style-name="ch2_5f_dracula.Name">
      <style:text-properties fo:color="#8be9fd" loext:opacity="100%" fo:font-style="italic"/>
    </style:style>
    <style:style style:name="ch2_5f_dracula.Name.Function" style:display-name="ch2_dracula.Name.Function" style:family="text" style:parent-style-name="ch2_5f_dracula.Name">
      <style:text-properties fo:color="#50fa7b" loext:opacity="100%"/>
    </style:style>
    <style:style style:name="ch2_5f_dracula.Name.Namespace" style:display-name="ch2_dracula.Name.Namespace" style:family="text" style:parent-style-name="ch2_5f_dracula.Name">
      <style:text-properties fo:color="#f8f8f2" loext:opacity="100%"/>
    </style:style>
    <style:style style:name="ch2_5f_dracula.Operator" style:display-name="ch2_dracula.Operator" style:family="text">
      <style:text-properties fo:color="#ff79c6" loext:opacity="100%"/>
    </style:style>
    <style:style style:name="ch2_5f_dracula.Punctuation" style:display-name="ch2_dracula.Punctuation" style:family="text">
      <style:text-properties fo:color="#f8f8f2" loext:opacity="100%"/>
    </style:style>
    <style:style style:name="ch2_5f_dracula.Text.Whitespace" style:display-name="ch2_dracula.Text.Whitespace" style:family="text">
      <style:text-properties fo:color="#f8f8f2" loext:opacity="100%"/>
    </style:style>
    <style:style style:name="ch2_5f_dracula.Name.Class" style:display-name="ch2_dracula.Name.Class" style:family="text" style:parent-style-name="ch2_5f_dracula.Name">
      <style:text-properties fo:color="#50fa7b" loext:opacity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loext:num-list-format="%1%." style:num-suffix="." style:num-format="1">
        <style:list-level-properties text:min-label-width="0.635cm"/>
      </text:list-level-style-number>
      <text:list-level-style-number text:level="2" loext:num-list-format="%2%." style:num-suffix="." style:num-format="a" style:num-letter-sync="true">
        <style:list-level-properties text:space-before="1.27cm" text:min-label-width="0.635cm"/>
      </text:list-level-style-number>
      <text:list-level-style-number text:level="3" loext:num-list-format="%3%." style:num-suffix="." style:num-format="i">
        <style:list-level-properties text:min-label-width="3.175cm" text:min-label-distance="0.318cm" fo:text-align="end"/>
      </text:list-level-style-number>
      <text:list-level-style-number text:level="4" loext:num-list-format="%4%." style:num-suffix="." style:num-format="1">
        <style:list-level-properties text:space-before="3.81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08cm" text:min-label-width="0.635cm"/>
      </text:list-level-style-number>
      <text:list-level-style-number text:level="6" loext:num-list-format="%6%." style:num-suffix="." style:num-format="i">
        <style:list-level-properties text:min-label-width="6.985cm" text:min-label-distance="0.318cm" fo:text-align="end"/>
      </text:list-level-style-number>
      <text:list-level-style-number text:level="7" loext:num-list-format="%7%." style:num-suffix="." style:num-format="1">
        <style:list-level-properties text:space-before="7.62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8.89cm" text:min-label-width="0.635cm"/>
      </text:list-level-style-number>
      <text:list-level-style-number text:level="9" loext:num-list-format="%9%." style:num-suffix="." style:num-format="i">
        <style:list-level-properties text:min-label-width="10.795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Index" style:page-layout-name="Mpm8"/>
    <style:master-page style:name="HTML" style:page-layout-name="Mpm9"/>
    <style:master-page style:name="Landscape" style:page-layout-name="Mpm10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9T12:02:46.711000000</meta:creation-date>
    <meta:editing-duration>PT8H36M3S</meta:editing-duration>
    <meta:editing-cycles>62</meta:editing-cycles>
    <meta:generator>LibreOffice/24.2.1.2$Windows_X86_64 LibreOffice_project/db4def46b0453cc22e2d0305797cf981b68ef5ac</meta:generator>
    <dc:title>Реферат ГОСТ</dc:title>
    <dc:date>2024-10-29T16:42:37.185000000</dc:date>
    <meta:print-date>2024-10-28T00:00:41.522619861</meta:print-date>
    <meta:printed-by>Файлы PDF</meta:printed-by>
    <meta:document-statistic meta:table-count="1" meta:image-count="0" meta:object-count="0" meta:page-count="7" meta:paragraph-count="180" meta:word-count="897" meta:character-count="5032" meta:non-whitespace-character-count="4019"/>
  </office:meta>
</office:document-meta>
</file>